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6.993cm"/>
      <style:paragraph-properties style:writing-mode="lr-tb"/>
    </style:style>
    <style:style style:name="gr2" style:family="graphic" style:parent-style-name="standard">
      <style:graphic-properties svg:stroke-color="#000000" draw:fill-color="#ffd428" draw:textarea-horizontal-align="justify" draw:textarea-vertical-align="middle" draw:auto-grow-height="false" fo:min-height="1.274cm" fo:min-width="4.58cm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782cm" fo:min-width="3.945cm"/>
      <style:paragraph-properties style:writing-mode="lr-tb"/>
    </style:style>
    <style:style style:name="gr4" style:family="graphic" style:parent-style-name="standard">
      <style:graphic-properties draw:stroke="none" draw:marker-start="" draw:textarea-horizontal-align="justify" draw:textarea-vertical-align="middle" draw:auto-grow-height="false" fo:min-height="0.639cm" fo:min-width="3.945cm"/>
      <style:paragraph-properties style:writing-mode="lr-tb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1.782cm" fo:min-width="4.969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fill-color="#ffff6d" draw:textarea-horizontal-align="justify" draw:textarea-vertical-align="middle" draw:auto-grow-height="false" fo:min-height="1.274cm" fo:min-width="6.231cm"/>
      <style:paragraph-properties style:writing-mode="lr-tb"/>
    </style:style>
    <style:style style:name="gr8" style:family="graphic" style:parent-style-name="standard">
      <style:graphic-properties svg:stroke-color="#000000" draw:fill-color="#ffff6d" draw:textarea-horizontal-align="justify" draw:textarea-vertical-align="middle" draw:auto-grow-height="false" fo:min-height="1.274cm" fo:min-width="3.94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-color="#808080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fff6d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ff6d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493cm" svg:height="5.588cm" svg:x="2.778cm" svg:y="10.296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08cm" svg:height="1.524cm" svg:x="4.129cm" svg:y="13.319cm">
          <text:p text:style-name="P2">Comunicaç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445cm" svg:height="2.032cm" svg:x="13.946cm" svg:y="12.081cm">
          <text:p text:style-name="P4"><text:span text:style-name="T1">Regist</text:span><text:span text:style-name="T1">ro </text:span></text:p>
          <text:p text:style-name="P4"><text:span text:style-name="T1">de </text:span><text:span text:style-name="T1">Serviç</text:span><text:span text:style-name="T1">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4.445cm" svg:height="0.889cm" svg:x="4.347cm" svg:y="10.503cm">
          <text:p text:style-name="P2"><text:span text:style-name="T1">OACO3_PBZP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" draw:id="id5" draw:layer="layout" svg:width="5.469cm" svg:height="2.032cm" svg:x="13.446cm" svg:y="15.858cm">
          <text:p text:style-name="P4"><text:span text:style-name="T1">Fila</text:span><text:span text:style-name="T1"><text:line-break/></text:span><text:span text:style-name="T1">(Requisições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line" svg:x1="10.271cm" svg:y1="13.09cm" svg:x2="13.946cm" svg:y2="13.097cm" draw:start-shape="id1" draw:start-glue-point="7" draw:end-shape="id2" draw:end-glue-point="5" svg:d="M10271 13090l3675 7" svg:viewBox="0 0 3676 8">
          <text:p/>
        </draw:connector>
        <draw:connector draw:style-name="gr6" draw:text-style-name="P6" draw:layer="layout" draw:line-skew="0cm -0.451cm" svg:x1="18.391cm" svg:y1="13.097cm" svg:x2="24.551cm" svg:y2="11.477cm" draw:start-shape="id2" draw:start-glue-point="7" draw:end-shape="id3" draw:end-glue-point="4" svg:d="M18391 13097h1397v-2572h4763v952" svg:viewBox="0 0 6161 2573">
          <text:p/>
        </draw:connector>
        <draw:custom-shape draw:style-name="gr7" draw:text-style-name="P8" xml:id="id3" draw:id="id3" draw:layer="layout" svg:width="6.731cm" svg:height="1.524cm" svg:x="21.185cm" svg:y="11.477cm">
          <text:p text:style-name="P7"><text:span text:style-name="T2">Serviço de </text:span><text:span text:style-name="T2">Minu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xml:id="id4" draw:id="id4" draw:layer="layout" svg:width="6.731cm" svg:height="1.524cm" svg:x="21.185cm" svg:y="13.763cm">
          <text:p text:style-name="P7"><text:span text:style-name="T2">Serviço de Requen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" draw:text-style-name="P1" draw:layer="layout" svg:width="7.493cm" svg:height="5.588cm" svg:x="2.578cm" svg:y="1.79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9" draw:layer="layout" svg:width="4.445cm" svg:height="1.524cm" svg:x="4.147cm" svg:y="3.231cm">
            <text:p text:style-name="P2">Minuta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9" draw:layer="layout" svg:width="4.445cm" svg:height="1.524cm" svg:x="4.147cm" svg:y="5.36cm">
            <text:p text:style-name="P2">Requerent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4.445cm" svg:height="0.889cm" svg:x="4.147cm" svg:y="2.004cm">
            <text:p text:style-name="P2"><text:span text:style-name="T1">DocP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6" draw:text-style-name="P6" draw:layer="layout" draw:line-skew="0.706cm" svg:x1="24.551cm" svg:y1="15.287cm" svg:x2="18.391cm" svg:y2="13.097cm" draw:start-shape="id4" draw:start-glue-point="6" draw:end-shape="id2" draw:end-glue-point="7" svg:d="M24551 15287v1207h-4763v-3397h-1397" svg:viewBox="0 0 6161 3398">
          <text:p/>
        </draw:connector>
        <draw:connector draw:style-name="gr9" draw:text-style-name="P6" draw:layer="layout" draw:line-skew="0.908cm" svg:x1="6.525cm" svg:y1="15.884cm" svg:x2="16.181cm" svg:y2="17.89cm" draw:start-shape="id1" draw:start-glue-point="6" draw:end-shape="id5" draw:end-glue-point="6" svg:d="M6525 15884v3416h9656v-1410" svg:viewBox="0 0 9657 3417">
          <text:p/>
        </draw:connector>
        <draw:connector draw:style-name="gr9" draw:text-style-name="P6" draw:layer="layout" draw:line-skew="0.896cm" svg:x1="16.181cm" svg:y1="17.89cm" svg:x2="24.551cm" svg:y2="15.287cm" draw:start-shape="id5" draw:start-glue-point="6" draw:end-shape="id4" draw:end-glue-point="6" svg:d="M16181 17890v1398h8370v-4001" svg:viewBox="0 0 8371 4002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0:41:26.168422009</meta:creation-date>
    <dc:date>2021-12-07T12:02:27.132442681</dc:date>
    <meta:editing-duration>PT9M29S</meta:editing-duration>
    <meta:editing-cycles>1</meta:editing-cycles>
    <meta:document-statistic meta:object-count="17"/>
    <meta:generator>LibreOffice/6.4.7.2$Linux_X86_64 LibreOffice_project/40$Build-2</meta:generator>
  </office:meta>
</office:document-meta>
</file>